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3.54cm" svg:y="9.636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9.89cm" svg:y="9.636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3.446cm" svg:y="9.636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239cm" svg:y1="11.922cm" svg:x2="9.89cm" svg:y2="11.922cm">
          <text:p/>
        </draw:line>
        <draw:line draw:style-name="gr4" draw:text-style-name="P1" xml:id="id1" draw:id="id1" draw:layer="layout" svg:x1="11.922cm" svg:y1="11.922cm" svg:x2="13.446cm" svg:y2="11.922cm">
          <text:p/>
        </draw:line>
        <draw:line draw:style-name="gr4" draw:text-style-name="P1" xml:id="id2" draw:id="id2" draw:layer="layout" svg:x1="7.604cm" svg:y1="15.859cm" svg:x2="7.604cm" svg:y2="14.208cm">
          <text:p/>
        </draw:line>
        <draw:connector draw:style-name="gr5" draw:text-style-name="P1" draw:layer="layout" draw:line-skew="2.846cm" svg:x1="12.684cm" svg:y1="11.922cm" svg:x2="7.604cm" svg:y2="15.859cm" draw:start-shape="id1" draw:start-glue-point="0" draw:end-shape="id2" draw:end-glue-point="2" svg:d="M12684 11922v3937h-5080" svg:viewBox="0 0 5081 3938">
          <text:p/>
        </draw:connector>
        <draw:custom-shape draw:style-name="gr6" draw:text-style-name="P1" draw:layer="layout" svg:width="0.762cm" svg:height="0.762cm" draw:transform="rotate (-1.56451314148772) translate (10.652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8.547cm 11.414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12.103cm 11.414cm)">
          <draw:text-box>
            <text:p>Current State</text:p>
          </draw:text-box>
        </draw:frame>
        <draw:custom-shape draw:style-name="gr6" draw:text-style-name="P1" draw:layer="layout" svg:width="0.381cm" svg:height="0.381cm" svg:x="10.77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048cm" svg:y1="7.604cm" svg:x2="4.048cm" svg:y2="9.636cm">
          <text:p/>
        </draw:line>
        <draw:line draw:style-name="gr4" draw:text-style-name="P4" draw:layer="layout" svg:x1="5.064cm" svg:y1="7.604cm" svg:x2="5.064cm" svg:y2="9.636cm">
          <text:p/>
        </draw:line>
        <draw:line draw:style-name="gr4" draw:text-style-name="P4" draw:layer="layout" svg:x1="5.953cm" svg:y1="7.604cm" svg:x2="5.953cm" svg:y2="9.636cm">
          <text:p/>
        </draw:line>
        <draw:line draw:style-name="gr4" draw:text-style-name="P4" draw:layer="layout" svg:x1="6.842cm" svg:y1="7.604cm" svg:x2="6.842cm" svg:y2="9.636cm">
          <text:p/>
        </draw:line>
        <draw:line draw:style-name="gr4" draw:text-style-name="P4" draw:layer="layout" svg:x1="1.508cm" svg:y1="10.144cm" svg:x2="3.54cm" svg:y2="10.171cm">
          <text:p/>
        </draw:line>
        <draw:line draw:style-name="gr4" draw:text-style-name="P4" draw:layer="layout" svg:x1="1.508cm" svg:y1="10.906cm" svg:x2="3.54cm" svg:y2="10.918cm">
          <text:p/>
        </draw:line>
        <draw:line draw:style-name="gr4" draw:text-style-name="P4" draw:layer="layout" svg:x1="1.508cm" svg:y1="11.668cm" svg:x2="3.54cm" svg:y2="11.676cm">
          <text:p/>
        </draw:line>
        <draw:line draw:style-name="gr4" draw:text-style-name="P4" draw:layer="layout" svg:x1="1.508cm" svg:y1="12.428cm" svg:x2="3.54cm" svg:y2="12.43cm">
          <text:p/>
        </draw:line>
        <draw:line draw:style-name="gr4" draw:text-style-name="P4" draw:layer="layout" svg:x1="1.508cm" svg:y1="13.827cm" svg:x2="3.54cm" svg:y2="13.86cm">
          <text:p/>
        </draw:line>
        <draw:line draw:style-name="gr4" draw:text-style-name="P4" draw:layer="layout" svg:x1="1.508cm" svg:y1="13.192cm" svg:x2="3.54cm" svg:y2="13.192cm">
          <text:p/>
        </draw:line>
        <draw:frame draw:style-name="gr8" draw:text-style-name="P6" draw:layer="layout" svg:width="1.143cm" svg:height="0.806cm" svg:x="0.619cm" svg:y="9.719cm">
          <draw:text-box>
            <text:p text:style-name="P5"><text:span text:style-name="T2">x1</text:span></text:p>
          </draw:text-box>
        </draw:frame>
        <draw:frame draw:style-name="gr8" draw:text-style-name="P6" draw:layer="layout" svg:width="1.143cm" svg:height="0.806cm" svg:x="0.619cm" svg:y="10.481cm">
          <draw:text-box>
            <text:p text:style-name="P5"><text:span text:style-name="T2">x2</text:span></text:p>
          </draw:text-box>
        </draw:frame>
        <draw:frame draw:style-name="gr8" draw:text-style-name="P6" draw:layer="layout" svg:width="1.143cm" svg:height="0.806cm" svg:x="0.619cm" svg:y="11.243cm">
          <draw:text-box>
            <text:p text:style-name="P5"><text:span text:style-name="T2">x3</text:span></text:p>
          </draw:text-box>
        </draw:frame>
        <draw:frame draw:style-name="gr8" draw:text-style-name="P6" draw:layer="layout" svg:width="1.143cm" svg:height="0.806cm" svg:x="0.619cm" svg:y="12.049cm">
          <draw:text-box>
            <text:p text:style-name="P5"><text:span text:style-name="T2">y1</text:span></text:p>
          </draw:text-box>
        </draw:frame>
        <draw:frame draw:style-name="gr8" draw:text-style-name="P6" draw:layer="layout" svg:width="1.143cm" svg:height="0.806cm" svg:x="0.619cm" svg:y="12.767cm">
          <draw:text-box>
            <text:p text:style-name="P5"><text:span text:style-name="T2">y2</text:span></text:p>
          </draw:text-box>
        </draw:frame>
        <draw:frame draw:style-name="gr8" draw:text-style-name="P6" draw:layer="layout" svg:width="1.143cm" svg:height="0.806cm" svg:x="0.619cm" svg:y="13.446cm">
          <draw:text-box>
            <text:p text:style-name="P5"><text:span text:style-name="T2">y3</text:span></text:p>
          </draw:text-box>
        </draw:frame>
        <draw:frame draw:style-name="gr8" draw:text-style-name="P6" draw:layer="layout" svg:width="4.445cm" svg:height="0.806cm" draw:transform="rotate (1.57952297305487) translate (3.623cm 7.731cm)">
          <draw:text-box>
            <text:p text:style-name="P5"><text:span text:style-name="T2">opcode_received</text:span></text:p>
          </draw:text-box>
        </draw:frame>
        <draw:frame draw:style-name="gr8" draw:text-style-name="P6" draw:layer="layout" svg:width="4.445cm" svg:height="0.806cm" draw:transform="rotate (1.57952297305487) translate (4.595cm 7.738cm)">
          <draw:text-box>
            <text:p text:style-name="P5"><text:span text:style-name="T2">frame_ready</text:span></text:p>
          </draw:text-box>
        </draw:frame>
        <draw:frame draw:style-name="gr8" draw:text-style-name="P6" draw:layer="layout" svg:width="4.445cm" svg:height="0.806cm" draw:transform="rotate (1.57952297305487) translate (5.484cm 7.731cm)">
          <draw:text-box>
            <text:p text:style-name="P5"><text:span text:style-name="T2">data_ready</text:span></text:p>
          </draw:text-box>
        </draw:frame>
        <draw:frame draw:style-name="gr8" draw:text-style-name="P6" draw:layer="layout" svg:width="4.445cm" svg:height="0.806cm" draw:transform="rotate (1.57952297305487) translate (6.417cm 7.731cm)">
          <draw:text-box>
            <text:p text:style-name="P5"><text:span text:style-name="T2">finished</text:span></text:p>
          </draw:text-box>
        </draw:frame>
        <draw:line draw:style-name="gr4" draw:text-style-name="P4" draw:layer="layout" svg:x1="14.462cm" svg:y1="14.208cm" svg:x2="14.462cm" svg:y2="16.24cm">
          <text:p/>
        </draw:line>
        <draw:line draw:style-name="gr4" draw:text-style-name="P4" draw:layer="layout" svg:x1="15.859cm" svg:y1="14.208cm" svg:x2="15.859cm" svg:y2="16.24cm">
          <text:p/>
        </draw:line>
        <draw:line draw:style-name="gr4" draw:text-style-name="P4" draw:layer="layout" svg:x1="17.256cm" svg:y1="14.208cm" svg:x2="17.256cm" svg:y2="16.24cm">
          <text:p/>
        </draw:line>
        <draw:line draw:style-name="gr4" draw:text-style-name="P4" draw:layer="layout" svg:x1="13.7cm" svg:y1="14.208cm" svg:x2="13.7cm" svg:y2="16.24cm">
          <text:p/>
        </draw:line>
        <draw:line draw:style-name="gr4" draw:text-style-name="P4" draw:layer="layout" svg:x1="15.097cm" svg:y1="14.208cm" svg:x2="15.097cm" svg:y2="16.24cm">
          <text:p/>
        </draw:line>
        <draw:line draw:style-name="gr4" draw:text-style-name="P4" draw:layer="layout" svg:x1="16.494cm" svg:y1="14.208cm" svg:x2="16.494cm" svg:y2="16.24cm">
          <text:p/>
        </draw:line>
        <draw:line draw:style-name="gr4" draw:text-style-name="P4" draw:layer="layout" svg:x1="17.891cm" svg:y1="14.208cm" svg:x2="17.891cm" svg:y2="16.24cm">
          <text:p/>
        </draw:line>
        <draw:frame draw:style-name="gr7" draw:text-style-name="P6" draw:layer="layout" svg:width="4.445cm" svg:height="0.889cm" draw:transform="rotate (1.5707963267949) translate (13.319cm 19.415cm)">
          <draw:text-box>
            <text:p text:style-name="P5"><text:span text:style-name="T2">next_triangle</text:span></text:p>
          </draw:text-box>
        </draw:frame>
        <draw:frame draw:style-name="gr7" draw:text-style-name="P6" draw:layer="layout" svg:width="4.445cm" svg:height="0.889cm" draw:transform="rotate (1.5707963267949) translate (13.954cm 19.288cm)">
          <draw:text-box>
            <text:p text:style-name="P5"><text:span text:style-name="T2">load_texture</text:span></text:p>
          </draw:text-box>
        </draw:frame>
        <draw:frame draw:style-name="gr7" draw:text-style-name="P6" draw:layer="layout" svg:width="4.445cm" svg:height="0.889cm" draw:transform="rotate (1.5707963267949) translate (14.589cm 18.526cm)">
          <draw:text-box>
            <text:p text:style-name="P5"><text:span text:style-name="T2">get_rgba</text:span></text:p>
          </draw:text-box>
        </draw:frame>
        <draw:frame draw:style-name="gr7" draw:text-style-name="P6" draw:layer="layout" svg:width="4.445cm" svg:height="0.889cm" draw:transform="rotate (1.5707963267949) translate (15.478cm 18.526cm)">
          <draw:text-box>
            <text:p text:style-name="P5"><text:span text:style-name="T2">get_pixel</text:span></text:p>
          </draw:text-box>
        </draw:frame>
        <draw:frame draw:style-name="gr7" draw:text-style-name="P6" draw:layer="layout" svg:width="4.445cm" svg:height="0.889cm" draw:transform="rotate (1.5707963267949) translate (16.021cm 19.542cm)">
          <draw:text-box>
            <text:p text:style-name="P5"><text:span text:style-name="T2">pixel_number</text:span></text:p>
          </draw:text-box>
        </draw:frame>
        <draw:frame draw:style-name="gr7" draw:text-style-name="P6" draw:layer="layout" svg:width="4.445cm" svg:height="0.889cm" draw:transform="rotate (1.5707963267949) translate (16.748cm 19.161cm)">
          <draw:text-box>
            <text:p text:style-name="P5"><text:span text:style-name="T2">pixel_ready</text:span></text:p>
          </draw:text-box>
        </draw:frame>
        <draw:frame draw:style-name="gr7" draw:text-style-name="P6" draw:layer="layout" svg:width="4.445cm" svg:height="0.889cm" draw:transform="rotate (1.5707963267949) translate (17.51cm 19.923cm)">
          <draw:text-box>
            <text:p text:style-name="P5"><text:span text:style-name="T2">frame_ready_o</text:span></text:p>
          </draw:text-box>
        </draw:frame>
        <draw:frame draw:style-name="gr9" draw:text-style-name="P7" draw:layer="layout" svg:width="2.413cm" svg:height="1.393cm" svg:x="7.731cm" svg:y="11.672cm">
          <draw:text-box>
            <text:p text:style-name="P7"><text:span text:style-name="T3">/</text:span></text:p>
            <text:p text:style-name="P7"><text:span text:style-name="T3">5</text:span></text:p>
          </draw:text-box>
        </draw:frame>
        <draw:frame draw:style-name="gr9" draw:text-style-name="P7" draw:layer="layout" svg:width="2.413cm" svg:height="1.393cm" svg:x="11.033cm" svg:y="11.672cm">
          <draw:text-box>
            <text:p text:style-name="P7"><text:span text:style-name="T3">/</text:span></text:p>
            <text:p text:style-name="P7"><text:span text:style-name="T3">5</text:span></text:p>
          </draw:text-box>
        </draw:frame>
        <draw:frame draw:style-name="gr9" draw:text-style-name="P7" draw:layer="layout" svg:width="2.413cm" svg:height="1.393cm" svg:x="1cm" svg:y="9.89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svg:x="1cm" svg:y="10.652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svg:x="1cm" svg:y="11.414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svg:x="1cm" svg:y="12.176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svg:x="1cm" svg:y="12.938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svg:x="1cm" svg:y="13.577cm">
          <draw:text-box>
            <text:p text:style-name="P7"><text:span text:style-name="T3">/</text:span></text:p>
            <text:p text:style-name="P7"><text:span text:style-name="T3">16</text:span></text:p>
          </draw:text-box>
        </draw:frame>
        <draw:frame draw:style-name="gr9" draw:text-style-name="P7" draw:layer="layout" svg:width="2.413cm" svg:height="1.393cm" draw:transform="rotate (1.5707963267949) translate (16.24cm 16.113cm)">
          <draw:text-box>
            <text:p text:style-name="P7"><text:span text:style-name="T3">/</text:span></text:p>
            <text:p text:style-name="P7"><text:span text:style-name="T3">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15:13:38.686267975</meta:creation-date>
    <dc:date>2016-04-30T15:49:00.459281231</dc:date>
    <dc:creator>Mentor Graphics</dc:creator>
    <meta:editing-duration>PT4M33S</meta:editing-duration>
    <meta:editing-cycles>1</meta:editing-cycles>
    <meta:document-statistic meta:object-count="54"/>
    <meta:generator>LibreOffice/4.2.8.2$Linux_X86_64 LibreOffice_project/420$Build-2</meta:generator>
  </office:meta>
</office:document-meta>
</file>